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LoginModule.getImpersonatorSubject( Credentials credential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LoginModule.setAnonymousId( String anonymous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oginModule.commi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LoginModule.abo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LoginModule.authenticate( Principal principal , Credentials credential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LoginModule.login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AbstractLoginModule.getAdmi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oginModule.isInit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oginModule.initialize( Subject subject , CallbackHandler callbackHandler , Map sharedState , Map option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">
            <text:p text:style-name="Table_20_Contents">6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AbstractLoginModule.getCredentials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AbstractLoginModule.logou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LoginModule.setAdminId( String admi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oginModule.getAnonymous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oginModule.isAnonymous( Credentials credential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LoginModule.isImpersonation( Credentials credentia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oginModule.getPrincipal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oginModule.getUserID( Credentials credential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bstractLoginModule.setPrincipalProvider( String principal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oginModule.getPrincipal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